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B10000350A00001EEEBA03717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37"/>
    <style:style style:name="ce4" style:family="table-cell" style:parent-style-name="Default" style:data-style-name="N3"/>
    <style:style style:name="ce5" style:family="table-cell" style:parent-style-name="Default" style:data-style-name="N14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tockchart Type 1 wird gebildet aus den Werten High, Low und close</text:p>
          </table:table-cell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lose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7">
            <text:p>07.04.05</text:p>
          </table:table-cell>
          <table:table-cell office:value-type="float" office:value="15000000">
            <text:p>15.000.000</text:p>
          </table:table-cell>
          <table:table-cell office:value-type="currency" office:currency="USD" office:value="88.75">
            <text:p>$88,75</text:p>
          </table:table-cell>
          <table:table-cell office:value-type="currency" office:currency="USD" office:value="94.5">
            <text:p>$94,50</text:p>
          </table:table-cell>
          <table:table-cell office:value-type="currency" office:currency="USD" office:value="88.875">
            <text:p>$88,88</text:p>
          </table:table-cell>
          <table:table-cell office:value-type="currency" office:currency="USD" office:value="92.6875">
            <text:p>$92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8">
            <text:p>08.04.05</text:p>
          </table:table-cell>
          <table:table-cell office:value-type="float" office:value="14652562">
            <text:p>14.652.562</text:p>
          </table:table-cell>
          <table:table-cell table:formula="oooc:=[.G5]" office:value-type="currency" office:currency="USD" office:value="92.6875">
            <text:p>$92,69</text:p>
          </table:table-cell>
          <table:table-cell office:value-type="currency" office:currency="USD" office:value="95.5">
            <text:p>$95,50</text:p>
          </table:table-cell>
          <table:table-cell office:value-type="currency" office:currency="USD" office:value="87">
            <text:p>$87,00</text:p>
          </table:table-cell>
          <table:table-cell office:value-type="currency" office:currency="USD" office:value="93.6875">
            <text:p>$93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9">
            <text:p>09.04.05</text:p>
          </table:table-cell>
          <table:table-cell office:value-type="float" office:value="15070589">
            <text:p>15.070.589</text:p>
          </table:table-cell>
          <table:table-cell table:formula="oooc:=[.G6]" office:value-type="currency" office:currency="USD" office:value="93.6875">
            <text:p>$93,69</text:p>
          </table:table-cell>
          <table:table-cell office:value-type="currency" office:currency="USD" office:value="96.5">
            <text:p>$96,50</text:p>
          </table:table-cell>
          <table:table-cell office:value-type="currency" office:currency="USD" office:value="91">
            <text:p>$91,00</text:p>
          </table:table-cell>
          <table:table-cell office:value-type="currency" office:currency="USD" office:value="92">
            <text:p>$92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0">
            <text:p>10.04.05</text:p>
          </table:table-cell>
          <table:table-cell office:value-type="float" office:value="15207571">
            <text:p>15.207.571</text:p>
          </table:table-cell>
          <table:table-cell table:formula="oooc:=[.G7]" office:value-type="currency" office:currency="USD" office:value="92">
            <text:p>$92,00</text:p>
          </table:table-cell>
          <table:table-cell office:value-type="currency" office:currency="USD" office:value="97.5">
            <text:p>$97,50</text:p>
          </table:table-cell>
          <table:table-cell office:value-type="currency" office:currency="USD" office:value="90">
            <text:p>$90,00</text:p>
          </table:table-cell>
          <table:table-cell office:value-type="currency" office:currency="USD" office:value="93">
            <text:p>$93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1">
            <text:p>11.04.05</text:p>
          </table:table-cell>
          <table:table-cell office:value-type="float" office:value="14869716">
            <text:p>14.869.716</text:p>
          </table:table-cell>
          <table:table-cell table:formula="oooc:=[.G8]" office:value-type="currency" office:currency="USD" office:value="93">
            <text:p>$93,00</text:p>
          </table:table-cell>
          <table:table-cell office:value-type="currency" office:currency="USD" office:value="98.5">
            <text:p>$98,50</text:p>
          </table:table-cell>
          <table:table-cell office:value-type="currency" office:currency="USD" office:value="90">
            <text:p>$90,00</text:p>
          </table:table-cell>
          <table:table-cell office:value-type="currency" office:currency="USD" office:value="93.6">
            <text:p>$93,6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2">
            <text:p>12.04.05</text:p>
          </table:table-cell>
          <table:table-cell office:value-type="float" office:value="15225943">
            <text:p>15.225.943</text:p>
          </table:table-cell>
          <table:table-cell table:formula="oooc:=[.G9]" office:value-type="currency" office:currency="USD" office:value="93.6">
            <text:p>$93,60</text:p>
          </table:table-cell>
          <table:table-cell office:value-type="currency" office:currency="USD" office:value="99.5">
            <text:p>$99,50</text:p>
          </table:table-cell>
          <table:table-cell office:value-type="currency" office:currency="USD" office:value="87">
            <text:p>$87,00</text:p>
          </table:table-cell>
          <table:table-cell office:value-type="currency" office:currency="USD" office:value="93.8">
            <text:p>$93,8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3">
            <text:p>13.04.05</text:p>
          </table:table-cell>
          <table:table-cell office:value-type="float" office:value="15243446">
            <text:p>15.243.446</text:p>
          </table:table-cell>
          <table:table-cell table:formula="oooc:=[.G10]" office:value-type="currency" office:currency="USD" office:value="93.8">
            <text:p>$93,80</text:p>
          </table:table-cell>
          <table:table-cell office:value-type="currency" office:currency="USD" office:value="100.5">
            <text:p>$100,50</text:p>
          </table:table-cell>
          <table:table-cell office:value-type="currency" office:currency="USD" office:value="88">
            <text:p>$88,00</text:p>
          </table:table-cell>
          <table:table-cell office:value-type="currency" office:currency="USD" office:value="94">
            <text:p>$94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4">
            <text:p>14.04.05</text:p>
          </table:table-cell>
          <table:table-cell office:value-type="float" office:value="14889873">
            <text:p>14.889.873</text:p>
          </table:table-cell>
          <table:table-cell table:formula="oooc:=[.G11]" office:value-type="currency" office:currency="USD" office:value="94">
            <text:p>$94,00</text:p>
          </table:table-cell>
          <table:table-cell office:value-type="currency" office:currency="USD" office:value="101.5">
            <text:p>$101,50</text:p>
          </table:table-cell>
          <table:table-cell office:value-type="currency" office:currency="USD" office:value="89">
            <text:p>$89,00</text:p>
          </table:table-cell>
          <table:table-cell office:value-type="currency" office:currency="USD" office:value="93">
            <text:p>$93,00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>
            <draw:frame table:end-cell-address="Tabelle1.G33" table:end-x="2.26cm" table:end-y="0.187cm" draw:z-index="0" svg:width="13.577cm" svg:height="7.917cm" svg:x="2.23cm" svg:y="0.399cm">
              <draw:object draw:notify-on-update-of-ranges="Tabelle1.B4:Tabelle1.B12 Tabelle1.E4:Tabelle1.G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/>
          <table:table-cell>
            <draw:frame table:end-cell-address="Tabelle1.O32" table:end-x="0.03cm" table:end-y="0.24cm" draw:z-index="1" draw:name="Graphics 1" draw:style-name="gr1" draw:text-style-name="P1" svg:width="13.577cm" svg:height="7.917cm" svg:x="0cm" svg:y="0cm">
              <draw:image xlink:href="Pictures/200004B10000350A00001EEEBA037174.svm" xlink:type="simple" xlink:show="embed" xlink:actuate="onLoad">
                <text:p/>
              </draw:image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">
      <number:number number:decimal-places="0" number:min-integer-digits="1" number:grouping="true"/>
      <number:text> </number:text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0" number:min-integer-digits="1" number:grouping="true"/>
      <number:text> DM</number:text>
    </number:number-style>
    <number:number-style style:name="N126P0" style:volatile="true">
      <number:number number:decimal-places="0" number:min-integer-digits="1" number:grouping="true"/>
      <number:text> DM</number:text>
    </number:number-style>
    <number:number-style style:name="N126">
      <number:text>-</number:text>
      <number:number number:decimal-places="0" number:min-integer-digits="1" number:grouping="true"/>
      <number:text> DM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DM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7P0"/>
    </number:number-style>
    <number:number-style style:name="N128">
      <number:number number:decimal-places="2" number:min-integer-digits="1" number:grouping="true"/>
      <number:text> DM</number:text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2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">
      <number:text>-</number:text>
      <number:number number:decimal-places="0" number:min-integer-digits="1" number:grouping="true"/>
      <number:text> DM</number:text>
    </number:number-style>
    <number:number-style style:name="N132P0" style:volatile="true">
      <number:number number:decimal-places="0" number:min-integer-digits="1" number:grouping="true"/>
      <number:text> DM</number:text>
    </number:number-style>
    <number:number-style style:name="N132P1" style:volatile="true">
      <number:text>-</number:text>
      <number:number number:decimal-places="0" number:min-integer-digits="1" number:grouping="true"/>
      <number:text> DM</number:text>
    </number:number-style>
    <number:number-style style:name="N132">
      <number:text>- DM</number:text>
      <style:map style:condition="value()&gt;0" style:apply-style-name="N132P0"/>
      <style:map style:condition="value()&lt;0" style:apply-style-name="N132P1"/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35">
      <number:text>-</number:text>
      <number:number number:decimal-places="2" number:min-integer-digits="1" number:grouping="true"/>
      <number:text> DM</number:text>
    </number:number-style>
    <number:number-style style:name="N136P0" style:volatile="true">
      <number:number number:decimal-places="2" number:min-integer-digits="1" number:grouping="true"/>
      <number:text> DM</number:text>
    </number:number-style>
    <number:number-style style:name="N136P1" style:volatile="true">
      <number:text>-</number:text>
      <number:number number:decimal-places="2" number:min-integer-digits="1" number:grouping="true"/>
      <number:text> DM</number:text>
    </number:number-style>
    <number:number-style style:name="N136">
      <number:text>-</number:text>
      <number:number number:decimal-places="0" number:min-integer-digits="0"/>
      <number:text> DM</number:text>
      <style:map style:condition="value()&gt;0" style:apply-style-name="N136P0"/>
      <style:map style:condition="value()&lt;0" style:apply-style-name="N136P1"/>
    </number:number-style>
    <number:number-style style:name="N137">
      <number:text>-</number:text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number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4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7-11T10:37:19</meta:creation-date>
    <dc:date>2005-09-28T10:40:21</dc:date>
    <dc:language>de-DE</dc:language>
    <meta:editing-cycles>4</meta:editing-cycles>
    <meta:editing-duration>PT6M25S</meta:editing-duration>
    <meta:user-defined meta:name="Info 1"/>
    <meta:user-defined meta:name="Info 2"/>
    <meta:user-defined meta:name="Info 3"/>
    <meta:user-defined meta:name="Info 4"/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999998092651pt" style:font-family-asian="'Andale Sans UI'" style:font-pitch-asian="variable" style:font-size-asian="14.6999998092651pt" style:font-family-complex="Tahoma" style:font-pitch-complex="variable" style:font-size-complex="14.6999998092651pt"/>
    </style:style>
    <style:style style:name="ch3" style:family="chart">
      <style:graphic-properties draw:fill="none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6" style:family="chart" style:data-style-name="N140">
      <style:chart-properties chart:display-label="true" chart:tick-marks-major-inner="false" chart:tick-marks-major-outer="true" chart:tick-marks-minor-inner="false" chart:tick-marks-minor-outer="false" chart:logarithmic="false" chart:minimum="87" chart:maximum="102" chart:origin="87" chart:interval-major="1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-color="#9999ff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993366" draw:fill-color="#993366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ffffcc" draw:fill-color="#ffffcc"/>
      <style:text-properties fo:font-family="Albany" style:font-family-generic="swiss" style:font-pitch="variable" fo:font-size="6.80000019073486pt" style:font-family-asian="'Andale Sans UI'" style:font-pitch-asian="variable" style:font-size-asian="6.80000019073486pt" style:font-family-complex="Tahoma" style:font-pitch-complex="variable" style:font-size-complex="6.80000019073486pt"/>
    </style:style>
    <style:style style:name="ch10" style:family="chart">
      <style:graphic-properties draw:fill-color="#ffffff"/>
    </style:style>
    <style:style style:name="ch11" style:family="chart">
      <style:graphic-properties draw:fill-color="#000000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3.578cm" svg:height="7.918cm" chart:class="chart:stock" chart:style-name="ch1">
        <chart:title svg:x="4.693cm" svg:y="0.158cm" chart:style-name="ch2">
          <text:p>Stockchart_Type1</text:p>
        </chart:title>
        <chart:legend chart:legend-position="end" svg:x="12.352cm" svg:y="3.389cm" chart:style-name="ch3"/>
        <chart:plot-area chart:style-name="ch4" table:cell-range-address="Tabelle1.$B$4:.$B$12 Tabelle1.$E$4:.$G$12" chart:data-source-has-labels="both" chart:table-number-list="0 0" svg:x="0.27cm" svg:y="1.054cm" svg:width="11.543cm" svg:height="6.706cm">
          <chart:axis chart:dimension="x" chart:name="primary-x" chart:style-name="ch5">
            <chart:categories table:cell-range-address="local-table.A2:.A9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8"/>
          </chart:series>
          <chart:series chart:style-name="ch8">
            <chart:data-point chart:repeated="8"/>
          </chart:series>
          <chart:series chart:style-name="ch9">
            <chart:data-point chart:repeated="8"/>
          </chart:series>
          <chart:stock-gain-marker chart:style-name="ch10"/>
          <chart:stock-loss-marker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07.04.05</text:p>
              </table:table-cell>
              <table:table-cell office:value-type="float" office:value="94.5">
                <text:p>94.5</text:p>
              </table:table-cell>
              <table:table-cell office:value-type="float" office:value="88.875">
                <text:p>88.875</text:p>
              </table:table-cell>
              <table:table-cell office:value-type="float" office:value="92.6875">
                <text:p>92.6875</text:p>
              </table:table-cell>
            </table:table-row>
            <table:table-row>
              <table:table-cell office:value-type="string">
                <text:p>08.04.05</text:p>
              </table:table-cell>
              <table:table-cell office:value-type="float" office:value="95.5">
                <text:p>95.5</text:p>
              </table:table-cell>
              <table:table-cell office:value-type="float" office:value="87">
                <text:p>87</text:p>
              </table:table-cell>
              <table:table-cell office:value-type="float" office:value="93.6875">
                <text:p>93.6875</text:p>
              </table:table-cell>
            </table:table-row>
            <table:table-row>
              <table:table-cell office:value-type="string">
                <text:p>09.04.05</text:p>
              </table:table-cell>
              <table:table-cell office:value-type="float" office:value="96.5">
                <text:p>96.5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.04.05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.04.05</text:p>
              </table:table-cell>
              <table:table-cell office:value-type="float" office:value="98.5">
                <text:p>98.5</text:p>
              </table:table-cell>
              <table:table-cell office:value-type="float" office:value="90">
                <text:p>9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2.04.05</text:p>
              </table:table-cell>
              <table:table-cell office:value-type="float" office:value="99.5">
                <text:p>99.5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.04.05</text:p>
              </table:table-cell>
              <table:table-cell office:value-type="float" office:value="100.5">
                <text:p>100.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.04.05</text:p>
              </table:table-cell>
              <table:table-cell office:value-type="float" office:value="101.5">
                <text:p>101.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